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64cm" fo:min-width="2.75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881cm" fo:min-width="6.7cm" fo:wrap-option="wrap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5cm" fo:min-width="2.7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65cm" fo:min-width="4.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3cm" fo:min-width="2.5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81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4.6cm" svg:height="2cm" svg:x="40cm" svg:y="2cm">
          <text:p text:style-name="P1">Hero Cellule Dép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7.2cm" svg:height="2.131cm" svg:x="38.7cm" svg:y="6.4cm">
          <text:p text:style-name="P1">Déplacement dans une pièc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2.3cm" svg:y1="4cm" svg:x2="42.3cm" svg:y2="6.4cm" draw:start-shape="id1" draw:start-glue-point="8" draw:end-shape="id2" draw:end-glue-point="0" svg:d="M42300 4000v2400" svg:viewBox="0 0 1 2401">
          <text:p/>
        </draw:connector>
        <draw:custom-shape draw:style-name="gr4" draw:text-style-name="P1" xml:id="id5" draw:id="id5" draw:layer="layout" svg:width="6.5cm" svg:height="3.5cm" svg:x="39.1cm" svg:y="11cm">
          <text:p text:style-name="P1">Pièce visité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6" draw:id="id6" draw:layer="layout" svg:width="4.6cm" svg:height="1.9cm" svg:x="40.1cm" svg:y="17.3cm">
          <text:p text:style-name="P1">Choix Hero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6.5cm" svg:height="3.5cm" svg:x="52.6cm" svg:y="6.7cm">
          <text:p text:style-name="P1">Créature présen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" draw:id="id4" draw:layer="layout" svg:width="6.5cm" svg:height="3.5cm" svg:x="52.6cm" svg:y="13.9cm">
          <text:p text:style-name="P1">Piece luminosité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55.85cm" svg:y1="10.2cm" svg:x2="55.85cm" svg:y2="13.9cm" draw:start-shape="id3" draw:start-glue-point="6" draw:end-shape="id4" draw:end-glue-point="4" svg:d="M55850 10200v3700" svg:viewBox="0 0 1 3701">
          <text:p/>
        </draw:connector>
        <draw:connector draw:style-name="gr3" draw:text-style-name="P1" draw:layer="layout" svg:x1="45.6cm" svg:y1="12.75cm" svg:x2="55.85cm" svg:y2="6.7cm" draw:start-shape="id5" draw:start-glue-point="7" draw:end-shape="id3" draw:end-glue-point="4" svg:d="M45600 12750h3500v-6551h6750v501" svg:viewBox="0 0 10251 6552">
          <text:p/>
        </draw:connector>
        <draw:connector draw:style-name="gr3" draw:text-style-name="P1" draw:layer="layout" svg:x1="42.35cm" svg:y1="14.5cm" svg:x2="42.4cm" svg:y2="17.3cm" draw:start-shape="id5" draw:start-glue-point="6" draw:end-shape="id6" draw:end-glue-point="0" svg:d="M42350 14500v1401h50v1399" svg:viewBox="0 0 51 2801">
          <text:p/>
        </draw:connector>
        <draw:custom-shape draw:style-name="gr4" draw:text-style-name="P1" xml:id="id7" draw:id="id7" draw:layer="layout" svg:width="6.5cm" svg:height="3.5cm" svg:x="52.8cm" svg:y="21cm">
          <text:p text:style-name="P1">Creature repère Her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52.8cm" svg:y1="22.75cm" svg:x2="44.7cm" svg:y2="18.25cm" draw:start-shape="id7" draw:start-glue-point="5" draw:end-shape="id6" draw:end-glue-point="1" svg:d="M52800 22750h-4050v-4500h-4050" svg:viewBox="0 0 8101 4501">
          <text:p/>
        </draw:connector>
        <draw:connector draw:style-name="gr3" draw:text-style-name="P1" draw:layer="layout" svg:x1="55.85cm" svg:y1="17.4cm" svg:x2="56.05cm" svg:y2="21cm" draw:start-shape="id4" draw:start-glue-point="6" draw:end-shape="id7" draw:end-glue-point="4" svg:d="M55850 17400v1801h200v1799" svg:viewBox="0 0 201 3601">
          <text:p/>
        </draw:connector>
        <draw:custom-shape draw:style-name="gr6" draw:text-style-name="P1" draw:layer="layout" svg:width="6.1cm" svg:height="3.1cm" svg:x="52.9cm" svg:y="26.7cm">
          <text:p text:style-name="P1">Aligement Creature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2" draw:layer="layout" svg:width="1.8cm" svg:height="0.962cm" svg:x="50.9cm" svg:y="21.7cm">
          <draw:text-box>
            <text:p>Non</text:p>
          </draw:text-box>
        </draw:frame>
        <draw:frame draw:style-name="gr7" draw:text-style-name="P2" draw:layer="layout" svg:width="1.8cm" svg:height="0.962cm" svg:x="45.5cm" svg:y="11.6cm">
          <draw:text-box>
            <text:p>Non</text:p>
          </draw:text-box>
        </draw:frame>
        <draw:frame draw:style-name="gr7" draw:text-style-name="P2" draw:layer="layout" svg:width="1.8cm" svg:height="0.962cm" svg:x="50.8cm" svg:y="7.338cm">
          <draw:text-box>
            <text:p>Non</text:p>
          </draw:text-box>
        </draw:frame>
        <draw:connector draw:style-name="gr8" draw:text-style-name="P3" draw:layer="layout" draw:type="lines" draw:line-skew="-0.599cm 4.699cm" svg:x1="52.6cm" svg:y1="8.45cm" svg:x2="44.7cm" svg:y2="18.25cm" draw:start-shape="id3" draw:start-glue-point="5" draw:end-shape="id6" draw:end-glue-point="1" svg:d="M52600 8450h-1100l-1600 9800h-5200" svg:viewBox="0 0 7901 9801">
          <text:p/>
        </draw:connector>
        <draw:frame draw:style-name="gr9" draw:text-style-name="P2" draw:layer="layout" svg:width="4.1cm" svg:height="1.062cm" svg:x="53.8cm" svg:y="17.538cm">
          <draw:text-box>
            <text:p>Pièce Claire</text:p>
          </draw:text-box>
        </draw:frame>
        <draw:custom-shape draw:style-name="gr5" draw:text-style-name="P1" draw:layer="layout" svg:width="4.6cm" svg:height="1.9cm" svg:x="53.7cm" svg:y="33.1cm">
          <text:p text:style-name="P1">comba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4-29T17:44:13.490000000</meta:creation-date>
    <dc:date>2021-04-29T18:18:01.032000000</dc:date>
    <meta:editing-duration>PT11M37S</meta:editing-duration>
    <meta:editing-cycles>2</meta:editing-cycles>
    <meta:generator>LibreOffice/6.4.2.2$Windows_X86_64 LibreOffice_project/4e471d8c02c9c90f512f7f9ead8875b57fcb1ec3</meta:generator>
    <meta:document-statistic meta:object-count="20"/>
  </office:meta>
</office:document-meta>
</file>